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c5c53"/>
    </style:style>
    <style:style style:name="P3" style:family="paragraph" style:parent-style-name="Standard">
      <style:paragraph-properties fo:text-align="justify" style:justify-single-word="false"/>
      <style:text-properties officeooo:paragraph-rsid="000e49ed"/>
    </style:style>
    <style:style style:name="P4" style:family="paragraph" style:parent-style-name="Standard">
      <style:paragraph-properties fo:text-align="justify" style:justify-single-word="false"/>
      <style:text-properties officeooo:paragraph-rsid="000fd4e9"/>
    </style:style>
    <style:style style:name="P5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c5c53" officeooo:paragraph-rsid="000c5c53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387cc" officeooo:paragraph-rsid="0003eb39" fo:background-color="#ed1c24"/>
    </style:style>
    <style:style style:name="P10" style:family="paragraph" style:parent-style-name="Standard">
      <style:paragraph-properties fo:text-align="justify" style:justify-single-word="false"/>
      <style:text-properties officeooo:rsid="000c5c53" officeooo:paragraph-rsid="000c5c53"/>
    </style:style>
    <style:style style:name="P11" style:family="paragraph" style:parent-style-name="Standard">
      <style:paragraph-properties fo:text-align="justify" style:justify-single-word="false"/>
      <style:text-properties officeooo:rsid="000e49ed" officeooo:paragraph-rsid="000fa59c"/>
    </style:style>
    <style:style style:name="P12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13" style:family="paragraph" style:parent-style-name="Standard">
      <style:paragraph-properties fo:text-align="justify" style:justify-single-word="false"/>
      <style:text-properties officeooo:rsid="000fd4e9" officeooo:paragraph-rsid="000fd4e9"/>
    </style:style>
    <style:style style:name="P14" style:family="paragraph" style:parent-style-name="Standard">
      <style:paragraph-properties fo:text-align="justify" style:justify-single-word="false"/>
      <style:text-properties officeooo:rsid="000fd4e9" officeooo:paragraph-rsid="00112399"/>
    </style:style>
    <style:style style:name="P15" style:family="paragraph" style:parent-style-name="Standard">
      <style:paragraph-properties fo:text-align="justify" style:justify-single-word="false"/>
      <style:text-properties style:font-name="Noto Mono" fo:font-size="11pt" officeooo:rsid="000fd4e9" officeooo:paragraph-rsid="000fd4e9" style:font-size-asian="11pt" style:font-size-complex="11pt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49cm" fo:margin-right="0cm" fo:text-indent="0cm" style:auto-text-indent="false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officeooo:rsid="0003eb39" fo:background-color="#ed1c24"/>
    </style:style>
    <style:style style:name="P19" style:family="paragraph" style:parent-style-name="Preformatted_20_Text">
      <style:paragraph-properties fo:text-align="justify" style:justify-single-word="false"/>
      <style:text-properties officeooo:rsid="000fd4e9" officeooo:paragraph-rsid="000fd4e9"/>
    </style:style>
    <style:style style:name="P20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0fd4e9"/>
    </style:style>
    <style:style style:name="P2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112857"/>
    </style:style>
    <style:style style:name="P23" style:family="paragraph" style:parent-style-name="Preformatted_20_Text">
      <style:paragraph-properties fo:margin-top="0cm" fo:margin-bottom="0cm" loext:contextual-spacing="false" fo:orphans="2" fo:widows="2" fo:padding="0cm" fo:border="none"/>
      <style:text-properties style:font-name="Noto Mono" officeooo:rsid="000fd4e9" officeooo:paragraph-rsid="000fd4e9"/>
    </style:style>
    <style:style style:name="P24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font-size="14pt" style:font-size-asian="14pt"/>
    </style:style>
    <style:style style:name="P25" style:family="paragraph" style:parent-style-name="Standard" style:list-style-name="WW8Num1"/>
    <style:style style:name="P26" style:family="paragraph" style:parent-style-name="Standard" style:list-style-name="WW8Num1">
      <style:text-properties officeooo:paragraph-rsid="000783a1"/>
    </style:style>
    <style:style style:name="P27" style:family="paragraph" style:parent-style-name="Standard" style:list-style-name="WW8Num1">
      <style:text-properties fo:font-weight="bold" officeooo:paragraph-rsid="000783a1" style:font-weight-asian="bold"/>
    </style:style>
    <style:style style:name="P28" style:family="paragraph" style:parent-style-name="Standard">
      <style:paragraph-properties fo:text-align="justify" style:justify-single-word="false"/>
      <style:text-properties officeooo:rsid="000c5c53" officeooo:paragraph-rsid="000c5c53" style:font-size-complex="12pt"/>
    </style:style>
    <style:style style:name="P29" style:family="paragraph" style:parent-style-name="Standard">
      <style:paragraph-properties fo:text-align="justify" style:justify-single-word="false"/>
      <style:text-properties officeooo:rsid="000d5458" officeooo:paragraph-rsid="000d5458" style:font-size-complex="12pt"/>
    </style:style>
    <style:style style:name="P30" style:family="paragraph" style:parent-style-name="Standard">
      <style:paragraph-properties fo:text-align="justify" style:justify-single-word="false"/>
      <style:text-properties officeooo:rsid="000d5458" officeooo:paragraph-rsid="000e49ed" style:font-size-complex="12pt"/>
    </style:style>
    <style:style style:name="P31" style:family="paragraph" style:parent-style-name="Standard">
      <style:paragraph-properties fo:text-align="justify" style:justify-single-word="false"/>
      <style:text-properties officeooo:rsid="000e49ed" officeooo:paragraph-rsid="000e49ed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Noto Mono" officeooo:rsid="000e49ed" officeooo:paragraph-rsid="000e49ed" style:font-size-complex="12pt"/>
    </style:style>
    <style:style style:name="P33" style:family="paragraph" style:parent-style-name="Numerada" style:list-style-name="">
      <style:paragraph-properties fo:margin-left="0cm" fo:margin-right="0cm" fo:text-align="justify" style:justify-single-word="false" fo:text-indent="0cm" style:auto-text-indent="false"/>
      <style:text-properties officeooo:paragraph-rsid="000fa59c"/>
    </style:style>
    <style:style style:name="P34" style:family="paragraph" style:parent-style-name="Numerada" style:list-style-name="WW8Num3">
      <style:paragraph-properties fo:margin-top="0cm" fo:margin-bottom="0cm" loext:contextual-spacing="false" fo:text-align="justify" style:justify-single-word="false"/>
    </style:style>
    <style:style style:name="P35" style:family="paragraph" style:parent-style-name="Numerada" style:list-style-name="WW8Num3">
      <style:paragraph-properties fo:margin-top="0cm" fo:margin-bottom="0cm" loext:contextual-spacing="false" fo:text-align="justify" style:justify-single-word="false"/>
      <style:text-properties officeooo:rsid="0008e424" officeooo:paragraph-rsid="0008e424" style:font-size-complex="12pt"/>
    </style:style>
    <style:style style:name="P36" style:family="paragraph" style:parent-style-name="Numerada" style:list-style-name="WW8Num3">
      <style:paragraph-properties fo:margin-top="0cm" fo:margin-bottom="0cm" loext:contextual-spacing="false" fo:text-align="justify" style:justify-single-word="false"/>
      <style:text-properties officeooo:rsid="0008e424" officeooo:paragraph-rsid="0008e424" fo:background-color="#ed1c24" style:font-size-complex="12pt"/>
    </style:style>
    <style:style style:name="P3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style:font-name="Noto Mono" fo:font-size="11pt" officeooo:rsid="000fd4e9" officeooo:paragraph-rsid="000fd4e9" style:font-size-asian="11pt" style:font-size-complex="11pt"/>
    </style:style>
    <style:style style:name="P3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style:font-name="Noto Mono" fo:font-size="10pt" officeooo:rsid="000fd4e9" officeooo:paragraph-rsid="000fd4e9" style:font-size-asian="10pt" style:font-size-complex="1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officeooo:rsid="000783a1" style:font-size-asian="14pt"/>
    </style:style>
    <style:style style:name="T3" style:family="text">
      <style:text-properties fo:font-size="14pt" style:text-underline-style="solid" style:text-underline-width="auto" style:text-underline-color="font-color" officeooo:rsid="000fa59c" style:font-size-asian="1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officeooo:rsid="000498e9" style:font-weight-asian="bold" style:font-size-complex="12pt"/>
    </style:style>
    <style:style style:name="T7" style:family="text">
      <style:text-properties fo:font-weight="bold" officeooo:rsid="0008e424" style:font-weight-asian="bold" style:font-size-complex="12pt"/>
    </style:style>
    <style:style style:name="T8" style:family="text">
      <style:text-properties fo:font-weight="bold" style:font-weight-asian="bold" style:font-size-complex="12pt" style:font-weight-complex="bold"/>
    </style:style>
    <style:style style:name="T9" style:family="text">
      <style:text-properties fo:font-weight="bold" officeooo:rsid="000c5c53" style:font-weight-asian="bold" style:font-size-complex="12pt" style:font-weight-complex="bold"/>
    </style:style>
    <style:style style:name="T10" style:family="text">
      <style:text-properties fo:font-weight="bold" officeooo:rsid="000498e9" style:font-weight-asian="bold" style:font-size-complex="12pt" style:font-weight-complex="bold"/>
    </style:style>
    <style:style style:name="T11" style:family="text">
      <style:text-properties fo:font-weight="bold" officeooo:rsid="000e49ed" style:font-weight-asian="bold" style:font-size-complex="12pt" style:font-weight-complex="bold"/>
    </style:style>
    <style:style style:name="T12" style:family="text">
      <style:text-properties fo:font-weight="bold" officeooo:rsid="000783a1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5c53" style:font-weight-asian="bold" style:font-weight-complex="bold"/>
    </style:style>
    <style:style style:name="T15" style:family="text">
      <style:text-properties fo:font-weight="bold" officeooo:rsid="000498e9" style:font-weight-asian="bold" style:font-weight-complex="bold"/>
    </style:style>
    <style:style style:name="T16" style:family="text">
      <style:text-properties fo:font-weight="bold" officeooo:rsid="000783a1" style:font-weight-asian="bold" style:font-weight-complex="bold"/>
    </style:style>
    <style:style style:name="T17" style:family="text">
      <style:text-properties fo:font-weight="bold" officeooo:rsid="00112399" style:font-weight-asian="bold" style:font-weight-complex="bold"/>
    </style:style>
    <style:style style:name="T18" style:family="text">
      <style:text-properties fo:font-weight="bold" officeooo:rsid="0014c93c" style:font-weight-asian="bold" style:font-weight-complex="bold"/>
    </style:style>
    <style:style style:name="T19" style:family="text">
      <style:text-properties fo:font-weight="bold" officeooo:rsid="00112399" style:font-weight-asian="bold"/>
    </style:style>
    <style:style style:name="T20" style:family="text">
      <style:text-properties style:font-size-complex="11pt"/>
    </style:style>
    <style:style style:name="T21" style:family="text">
      <style:text-properties officeooo:rsid="000e49ed" style:font-size-complex="11pt"/>
    </style:style>
    <style:style style:name="T22" style:family="text">
      <style:text-properties style:font-size-complex="12pt"/>
    </style:style>
    <style:style style:name="T23" style:family="text">
      <style:text-properties officeooo:rsid="0008e424" style:font-size-complex="12pt"/>
    </style:style>
    <style:style style:name="T24" style:family="text">
      <style:text-properties officeooo:rsid="000c5c53" style:font-size-complex="12pt"/>
    </style:style>
    <style:style style:name="T25" style:family="text">
      <style:text-properties officeooo:rsid="000d5458" style:font-size-complex="12pt"/>
    </style:style>
    <style:style style:name="T26" style:family="text">
      <style:text-properties officeooo:rsid="000e49ed" style:font-size-complex="12pt"/>
    </style:style>
    <style:style style:name="T27" style:family="text">
      <style:text-properties officeooo:rsid="000fa59c" style:font-size-complex="12pt"/>
    </style:style>
    <style:style style:name="T28" style:family="text">
      <style:text-properties officeooo:rsid="0012a9b5" style:font-size-complex="12pt"/>
    </style:style>
    <style:style style:name="T29" style:family="text">
      <style:text-properties fo:font-style="italic" fo:font-weight="bold" style:font-style-asian="italic" style:font-weight-asian="bold" style:font-size-complex="12pt"/>
    </style:style>
    <style:style style:name="T30" style:family="text">
      <style:text-properties officeooo:rsid="000387cc"/>
    </style:style>
    <style:style style:name="T31" style:family="text">
      <style:text-properties officeooo:rsid="000783a1"/>
    </style:style>
    <style:style style:name="T32" style:family="text">
      <style:text-properties fo:font-weight="normal" officeooo:rsid="0008e424" style:font-weight-asian="normal" style:font-size-complex="12pt" style:font-weight-complex="normal"/>
    </style:style>
    <style:style style:name="T33" style:family="text">
      <style:text-properties officeooo:rsid="000d5458"/>
    </style:style>
    <style:style style:name="T34" style:family="text">
      <style:text-properties officeooo:rsid="000e49ed"/>
    </style:style>
    <style:style style:name="T35" style:family="text">
      <style:text-properties fo:font-variant="normal" fo:text-transform="none" fo:color="#21242c" style:font-name="Noto Mono" fo:font-size="11pt" fo:letter-spacing="normal" fo:font-style="normal" fo:font-weight="normal" style:font-size-asian="11pt" style:font-size-complex="11pt" loext:padding="0cm" loext:border="none"/>
    </style:style>
    <style:style style:name="T36" style:family="text">
      <style:text-properties fo:font-variant="normal" fo:text-transform="none" fo:color="#21242c" style:font-name="Noto Mono" fo:font-size="11pt" fo:letter-spacing="normal" fo:font-style="normal" fo:font-weight="normal" officeooo:rsid="000fd4e9" style:font-size-asian="11pt" style:font-size-complex="11pt" loext:padding="0cm" loext:border="none"/>
    </style:style>
    <style:style style:name="T37" style:family="text">
      <style:text-properties fo:font-variant="normal" fo:text-transform="none" fo:color="#21242c" style:font-name="Noto Mono" fo:font-size="11pt" fo:letter-spacing="normal" style:font-size-asian="11pt" style:font-size-complex="11pt" loext:padding="0cm" loext:border="none"/>
    </style:style>
    <style:style style:name="T38" style:family="text">
      <style:text-properties style:font-name="Noto Mono" fo:font-size="11pt" style:font-size-asian="11pt" style:font-size-complex="11pt"/>
    </style:style>
    <style:style style:name="T39" style:family="text">
      <style:text-properties style:font-name="Noto Mono" fo:font-size="11pt" officeooo:rsid="000fd4e9" style:font-size-asian="11pt" style:font-size-complex="11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officeooo:rsid="000fd4e9" style:font-size-asian="10pt" style:font-size-complex="10pt"/>
    </style:style>
    <style:style style:name="T42" style:family="text">
      <style:text-properties officeooo:rsid="00112857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112399" style:font-size-asian="12pt" style:font-size-complex="12pt"/>
    </style:style>
    <style:style style:name="T45" style:family="text">
      <style:text-properties officeooo:rsid="0014c93c"/>
    </style:style>
    <style:style style:name="Sect1" style:family="section">
      <style:section-properties style:writing-mode="lr-tb" style:editable="false">
        <style:columns fo:column-count="2">
          <style:column style:rel-width="2716*" fo:start-indent="0cm" fo:end-indent="0.624cm"/>
          <style:column style:rel-width="5786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Universidade do Estado de Santa Catarina (UDESC)</text:p>
      <text:p text:style-name="P1"><text:span text:style-name="T1">Curso: Engenharia </text:span><text:span text:style-name="T2">Civil</text:span><text:span text:style-name="T1"> <text:tab/><text:tab/><text:tab/>Turma: </text:span><text:span text:style-name="T3">B</text:span></text:p>
      <text:p text:style-name="P5">Disciplina: Algoritmos e Linguagens de Programação (ALP)</text:p>
      <text:p text:style-name="P5">Prof. Claudio <text:span text:style-name="T31">Cesar </text:span>de Sá </text:p>
      <text:p text:style-name="P5">Aluno:__________________________________________________</text:p>
      <text:p text:style-name="P12"/>
      <text:p text:style-name="P7">1ª Avaliação</text:p>
      <text:p text:style-name="P6"/>
      <text:p text:style-name="Standard">1) (<text:span text:style-name="T4">1,</text:span><text:span text:style-name="T12">0</text:span><text:span text:style-name="T4"> ponto</text:span>) Segundo o modelo <text:span text:style-name="T30">clássico </text:span>d<text:span text:style-name="T30">e</text:span> computador, responda: </text:p>
      <text:p text:style-name="Standard"/>
      <text:p text:style-name="Standard">a) (<text:span text:style-name="T16">0</text:span><text:span text:style-name="T13">,</text:span><text:span text:style-name="T17">2</text:span><text:span text:style-name="T16">5</text:span><text:span text:style-name="T4"> ponto</text:span><text:span text:style-name="T12">s</text:span>) Preencha a segunda coluna de acordo com sua respectiva definição.</text:p>
      <text:section text:style-name="Sect1" text:name="Seção1">
        <text:p text:style-name="Standard">1. Processador (CPU)</text:p>
        <text:p text:style-name="Standard">2. Memória principal</text:p>
        <text:p text:style-name="Standard">3. Memória secundária</text:p>
        <text:p text:style-name="Standard">4. Unidade de entrada</text:p>
        <text:p text:style-name="Standard">5. Unidade de saída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bookmark text:name="__DdeLink__1_3368371007"/>( <text:s text:c="2"/>) <text:s/>Qualquer dispositivo capaz de converter informações do computador para uma forma inteligível e enviar para o mundo exterior</text:p>
        <text:p text:style-name="Standard">( <text:s text:c="3"/>) <text:s/>Conjunto dos dispositivos periféricos de armazenamento permanente de dados.</text:p>
        <text:p text:style-name="Standard">( <text:s text:c="2"/>) <text:s/>É dividido em três partes: uma unidade aritmética que executa operações lógicas e aritméticas; registradores para execução das operações; e uma unidade de controle responsável pelo fluxo de dados.</text:p>
        <text:p text:style-name="Standard">( <text:s text:c="3"/>) <text:s/>Local de armazenamento das instruções e dados durante a execução dos programas.</text:p>
        <text:p text:style-name="Standard">( <text:s text:c="2"/>) Qualquer dispositivo capaz de enviar informações do mundo exterior para o computador.</text:p>
      </text:section>
      <text:section text:style-name="Sect2" text:name="Seção2">
        <text:p text:style-name="Standard"/>
        <text:p text:style-name="Standard">2) (<text:span text:style-name="T4">0,</text:span><text:span text:style-name="T19">7</text:span><text:span text:style-name="T12">5</text:span><text:span text:style-name="T4"> ponto</text:span><text:span text:style-name="T12">s</text:span>) Determine o resultado lógico das expressões mencionadas, assinalando se são verdadeiras ou falsas. Considere para as repostas os seguintes valores: X= 3, A = 4, B=5, C=8 e D=7.</text:p>
        <text:p text:style-name="P9"/>
        <text:list xml:id="list4843289358627382968" text:style-name="WW8Num1">
          <text:list-item>
            <text:p text:style-name="P25"><text:span text:style-name="T4">!</text:span>(X &gt; 3)<text:tab/> <text:s text:c="25"/>( <text:s/>) Verdadeiro<text:tab/><text:tab/>( <text:s/>) Falso</text:p>
          </text:list-item>
        </text:list>
        <text:p text:style-name="P16"/>
        <text:list xml:id="list174622507264269" text:continue-numbering="true" text:style-name="WW8Num1">
          <text:list-item>
            <text:p text:style-name="P25">(X &lt; 1) <text:span text:style-name="T4"><text:s/>&amp;&amp; !</text:span>(B &gt; D) <text:s text:c="13"/>( <text:s/>) Verdadeiro<text:tab/><text:tab/>( <text:s/>) Falso</text:p>
          </text:list-item>
        </text:list>
        <text:p text:style-name="P16"/>
        <text:list xml:id="list174622697014816" text:continue-numbering="true" text:style-name="WW8Num1">
          <text:list-item>
            <text:p text:style-name="P25">(A &gt; B) <text:span text:style-name="T4">||</text:span> (C &gt; B) <text:s text:c="20"/>( <text:s text:c="2"/>) Verdadeiro<text:tab/><text:tab/>( <text:s/>) Falso</text:p>
          </text:list-item>
        </text:list>
        <text:p text:style-name="P17"/>
        <text:list xml:id="list174622057013508" text:continue-numbering="true" text:style-name="WW8Num1">
          <text:list-item>
            <text:p text:style-name="P26"><text:span text:style-name="T4">!</text:span>(D &gt; 3) <text:span text:style-name="T4">|| !</text:span>(B &lt; 7) <text:s text:c="19"/>( <text:s text:c="2"/>) Verdadeiro<text:tab/><text:tab/>( <text:s/>) Falso</text:p>
            <text:p text:style-name="P27"/>
          </text:list-item>
          <text:list-item>
            <text:p text:style-name="P25">(D &gt; 3) <text:span text:style-name="T31">&amp;&amp;</text:span><text:span text:style-name="T4"> </text:span>(B &lt; 7) <text:s text:c="18"/>( <text:s text:c="2"/>) Verdadeiro <text:s text:c="18"/>( <text:s/>) Falso</text:p>
          </text:list-item>
        </text:list>
        <text:p text:style-name="P18"/>
        <text:p text:style-name="P1"/>
        <text:p text:style-name="P2"><text:span text:style-name="T34">2</text:span>) (<text:span text:style-name="T14">2</text:span><text:span text:style-name="T13">,</text:span><text:span text:style-name="T15">0</text:span><text:span text:style-name="T13"> pontos</text:span>) <text:s/><text:span text:style-name="T22">Elabore um programa em C </text:span><text:span text:style-name="T27">(a partir do main)</text:span><text:span text:style-name="T22"> </text:span><text:span text:style-name="T24">que calcule a soma da sequência <text:s/>abaixo para os 100 primeiros valores.</text:span></text:p>
        <text:p text:style-name="P28"/>
        <text:p text:style-name="P8">S = 2/6 <text:span text:style-name="T33">+</text:span> 5/15 + 8/24 + 11/33 + <text:span text:style-name="T33">14/52</text:span> ….. </text:p>
        <text:p text:style-name="P28"/>
        <text:p text:style-name="P10"><text:span text:style-name="T22">deduza o termo geral </text:span><text:span text:style-name="T25">(basta pensar um pouco) e aplique-o num laço repetição. A </text:span><text:span text:style-name="T26">cada interação do laço, imprima uma</text:span><text:span text:style-name="T25"> saída <text:s/></text:span><text:span text:style-name="T26">que </text:span><text:span text:style-name="T25">deve conter o termos parcia</text:span><text:span text:style-name="T26">l</text:span><text:span text:style-name="T25"> e a soma parcial. </text:span><text:span text:style-name="T26">Ao final do laço, a soma total </text:span><text:span text:style-name="T28">como resposta.</text:span></text:p>
        <text:p text:style-name="P29"/>
        <text:p text:style-name="P11"><text:soft-page-break/><text:span text:style-name="T22">3) <text:s/></text:span><text:span text:style-name="T8">(</text:span><text:span text:style-name="T9">2</text:span><text:span text:style-name="T8">,</text:span><text:span text:style-name="T10">0</text:span><text:span text:style-name="T8"> pontos)</text:span><text:span text:style-name="T22"> <text:s/>Elabore um programa em C </text:span><text:span text:style-name="T27">(a partir do main) </text:span><text:span text:style-name="T24">que calcule a soma d</text:span><text:span text:style-name="T22">os múltiplos de 7 e 13</text:span><text:span text:style-name="T24"> para os 10</text:span><text:span text:style-name="T22">0</text:span><text:span text:style-name="T24">0 primeiros </text:span><text:span text:style-name="T22">inteiros positivos</text:span><text:span text:style-name="T24">.</text:span></text:p>
        <text:p text:style-name="P30"/>
        <text:p text:style-name="P31">Os múltiplos de 7 é obtido pela condição: ( n % 7 ) == 0, se sim, então é múltiplo de 7.</text:p>
        <text:p text:style-name="P31">A saída final algo como:</text:p>
        <text:p text:style-name="P31"/>
        <text:p text:style-name="P32">A soma dos múltiplos de 7 é igual a: xxxx</text:p>
        <text:p text:style-name="P32">A soma dos múltiplos de 13 é igual a: yyyy</text:p>
        <text:p text:style-name="P3"/>
        <text:p text:style-name="P14">4) <text:s/><text:span text:style-name="T11">(</text:span><text:span text:style-name="T9">2</text:span><text:span text:style-name="T11">,</text:span><text:span text:style-name="T10">0</text:span><text:span text:style-name="T11"> pontos)</text:span><text:span text:style-name="T26"> <text:s/></text:span>Considere <text:s/>o <text:s/>seguinte trecho do código:</text:p>
        <text:p text:style-name="P15"><text:s text:c="2"/>int main()</text:p>
        <text:p text:style-name="P13"><text:span text:style-name="T38"><text:s text:c="2"/>{</text:span><text:span text:style-name="Source_20_Text"><text:span text:style-name="T35"> int idade;</text:span></text:span></text:p>
        <text:p text:style-name="P19"><text:span text:style-name="Source_20_Text"><text:span text:style-name="T35"><text:s text:c="3"/>scanf(“%d”, &amp;idade);</text:span></text:span></text:p>
        <text:p text:style-name="P20"><text:span text:style-name="Source_20_Text"><text:span text:style-name="T35"><text:s text:c="2"/>if (idade &gt;= 35) {</text:span></text:span></text:p>
        <text:p text:style-name="P22"><text:span text:style-name="Source_20_Text"><text:span text:style-name="T37"><text:s text:c="5"/></text:span></text:span><text:span text:style-name="Source_20_Text"><text:span text:style-name="T35">print</text:span></text:span><text:span text:style-name="Source_20_Text"><text:span text:style-name="T36">f</text:span></text:span><text:span text:style-name="Source_20_Text"><text:span text:style-name="T35">(“</text:span></text:span><text:span text:style-name="Source_20_Text"><text:span text:style-name="T36">11</text:span></text:span><text:span text:style-name="Source_20_Text"><text:span text:style-name="T35">”); </text:span></text:span></text:p>
        <text:p text:style-name="P22"><text:span text:style-name="Source_20_Text"><text:span text:style-name="T35"><text:s text:c="3"/>//Você pode votar E assumir qualquer lugar no governo!</text:span></text:span></text:p>
        <text:p text:style-name="P20"><text:span text:style-name="Source_20_Text"><text:span text:style-name="T35"><text:s text:c="2"/>} <text:s/>else if (idade &gt;= 29) {</text:span></text:span></text:p>
        <text:p text:style-name="P21"><text:span text:style-name="Source_20_Text"><text:span text:style-name="T37"><text:s text:c="5"/></text:span></text:span><text:span text:style-name="Source_20_Text"><text:span text:style-name="T35">print</text:span></text:span><text:span text:style-name="Source_20_Text"><text:span text:style-name="T36">f</text:span></text:span><text:span text:style-name="Source_20_Text"><text:span text:style-name="T35">(</text:span></text:span><text:span text:style-name="Source_20_Text"><text:span text:style-name="T36">“22”</text:span></text:span><text:span text:style-name="Source_20_Text"><text:span text:style-name="T35">); <text:s text:c="4"/>//Você pode votar E concorrer ao senado!</text:span></text:span></text:p>
        <text:p text:style-name="P20"><text:span text:style-name="Source_20_Text"><text:span text:style-name="T35"><text:s text:c="2"/>} <text:s/>else if (idade &gt;= 16) {</text:span></text:span></text:p>
        <text:p text:style-name="P21"><text:span text:style-name="Source_20_Text"><text:span text:style-name="T37"><text:s text:c="5"/></text:span></text:span><text:span text:style-name="Source_20_Text"><text:span text:style-name="T35">print</text:span></text:span><text:span text:style-name="Source_20_Text"><text:span text:style-name="T36">f</text:span></text:span><text:span text:style-name="Source_20_Text"><text:span text:style-name="T35">(</text:span></text:span><text:span text:style-name="Source_20_Text"><text:span text:style-name="T36">“33”</text:span></text:span><text:span text:style-name="Source_20_Text"><text:span text:style-name="T35">); <text:s text:c="2"/>//Você pode votar!</text:span></text:span></text:p>
        <text:p text:style-name="P20"><text:span text:style-name="Source_20_Text"><text:span text:style-name="T35"><text:s text:c="2"/>} <text:s/>else {</text:span></text:span></text:p>
        <text:p text:style-name="P21"><text:span text:style-name="Source_20_Text"><text:span text:style-name="T37"><text:s text:c="5"/></text:span></text:span><text:span text:style-name="Source_20_Text"><text:span text:style-name="T35">print</text:span></text:span><text:span text:style-name="Source_20_Text"><text:span text:style-name="T36">f</text:span></text:span><text:span text:style-name="Source_20_Text"><text:span text:style-name="T35">(</text:span></text:span><text:span text:style-name="Source_20_Text"><text:span text:style-name="T36">“44”); <text:s text:c="2"/>//</text:span></text:span><text:span text:style-name="Source_20_Text"><text:span text:style-name="T35">Você não tem voz no governo!</text:span></text:span></text:p>
        <text:p text:style-name="P21"><text:span text:style-name="Source_20_Text"><text:span text:style-name="T35"><text:s text:c="2"/>}</text:span></text:span><text:span text:style-name="T39"> </text:span></text:p>
        <text:p text:style-name="P37"><text:s/>return 1; } <text:s/>// fim do main</text:p>
        <text:p text:style-name="P38"/>
        <text:p text:style-name="P23"><text:span text:style-name="T41">I</text:span><text:span text:style-name="T40">ndique quais os valores de saída para as seguintes entradas de idade: <text:s/></text:span><text:span text:style-name="T43">2</text:span><text:span text:style-name="T44">0</text:span><text:span text:style-name="T43">, 33, 35, -88, 88, 26, 17, 11, 16, 29, 28 </text:span></text:p>
        <text:p text:style-name="P4"/>
        <text:p text:style-name="P33"><text:span text:style-name="T21">4</text:span><text:span text:style-name="T20">) </text:span><text:span text:style-name="T22">(</text:span><text:span text:style-name="T5">3,</text:span><text:span text:style-name="T6">0</text:span><text:span text:style-name="T5"> pontos</text:span><text:span text:style-name="T22">) Elabore um programa em C </text:span><text:span text:style-name="T27">(a partir do main)</text:span><text:span text:style-name="T22"> para saque de dinheiro em um caixa eletrônico (ATM) de um banco. O programa deverá perguntar ao usuário do caixa </text:span><text:span text:style-name="T23">apenas</text:span><text:span text:style-name="T22"> o </text:span><text:span text:style-name="T5">valor do saque </text:span><text:span text:style-name="T7">(</text:span><text:span text:style-name="T32">afinal o seu cartão é biométrico</text:span><text:span text:style-name="T7">)</text:span><text:span text:style-name="T22">.</text:span><text:span text:style-name="T5"> </text:span><text:span text:style-name="T22">O programa deverá mostrar em tela </text:span><text:span text:style-name="T5">quantas notas de cada valor</text:span><text:span text:style-name="T22"> serão fornecidas </text:span><text:span text:style-name="T23">ao usuário </text:span><text:span text:style-name="T22">(sacadas pelo usuário). As notas disponíveis </text:span><text:span text:style-name="T23">no ATM </text:span><text:span text:style-name="T22">são as de 5, 10, 20 e 50 reais. O </text:span><text:span text:style-name="T5">valor mínimo de saque</text:span><text:span text:style-name="T22"> em um dia é de </text:span><text:span text:style-name="T5">10 reais</text:span><text:span text:style-name="T22"> e o </text:span><text:span text:style-name="T5">máximo de 600 reais</text:span><text:span text:style-name="T22">. O programa </text:span><text:span text:style-name="T5">não</text:span><text:span text:style-name="T22"> deve considerar se há ou não quantidade suficiente de notas na máquina. O programa deverá avisar ao usuário para </text:span><text:span text:style-name="T5">saques inválidos</text:span><text:span text:style-name="T22">, ou seja, saques que não haja combinação de notas que cheguem exatamente ao valor de saque desejado. Ao final de uma transação o programa deve se preparar para um novo saque, ou seja, o programa irá esperar novos saques enquanto o caixa eletrônico estiver operando. Segue abaixo os exemplos: </text:span></text:p>
        <text:list xml:id="list4717671494455224269" text:style-name="WW8Num3">
          <text:list-item>
            <text:list>
              <text:list-item>
                <text:p text:style-name="P34"><text:span text:style-name="T5">Exemplo 1</text:span><text:span text:style-name="T22">: Para sacar a quantia de 255 reais, o programa fornece </text:span><text:span text:style-name="T29">cinco</text:span><text:span text:style-name="T22"> notas de 50 e </text:span><text:span text:style-name="T29">uma</text:span><text:span text:style-name="T22"> nota de 5 reais.</text:span></text:p>
              </text:list-item>
              <text:list-item>
                <text:p text:style-name="P34"><text:span text:style-name="T5">Exemplo 2</text:span><text:span text:style-name="T22">: Para sacar a quantia de 390 reais, o programa fornece </text:span><text:span text:style-name="T29">sete</text:span><text:span text:style-name="T22"> notas de 50 e </text:span><text:span text:style-name="T29">duas</text:span><text:span text:style-name="T22"> notas de 20. </text:span></text:p>
              </text:list-item>
              <text:list-item>
                <text:p text:style-name="P35">Dica: <text:span text:style-name="T45">Voce pode </text:span>usa<text:span text:style-name="T45">r</text:span> o operador “<text:span text:style-name="T13">%</text:span>” <text:span text:style-name="T45">para pegar o resto, e </text:span><text:span text:style-name="T18">div</text:span><text:span text:style-name="T45"> para pegar a parte inteira da divisão, ou diretamente. Exemplo: 51/50 = 1.</text:span></text:p>
                <text:p text:style-name="P36"/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roid Sans Devanagari1" svg:font-family="'Droid Sans Devanagari'" style:font-family-generic="swiss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erada" style:family="paragraph" style:parent-style-name="Standard" style:list-style-name="WW8StyleNum">
      <style:paragraph-properties fo:margin-left="0.801cm" fo:margin-right="0cm" fo:margin-top="0cm" fo:margin-bottom="0.423cm" loext:contextual-spacing="false" fo:text-indent="-0.801cm" style:auto-text-indent="false"/>
      <style:text-properties style:font-size-complex="10pt"/>
    </style:style>
    <style:style style:name="Parágrafo_20_da_20_Lista" style:display-name="Parágrafo da Lista" style:family="paragraph" style:parent-style-name="Standard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15">
        <style:list-level-properties text:list-level-position-and-space-mode="label-alignment">
          <style:list-level-label-alignment text:label-followed-by="listtab" text:list-tab-stop-position="1.164cm" fo:text-indent="-0.741cm" fo:margin-left="1.164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e do Estado de Santa Catarina (UDESC)</dc:title>
    <meta:initial-creator>parra</meta:initial-creator>
    <meta:creation-date>2008-03-26T19:26:00</meta:creation-date>
    <dc:date>2018-04-17T17:46:21.768385235</dc:date>
    <meta:editing-cycles>59</meta:editing-cycles>
    <meta:editing-duration>PT4H54M24S</meta:editing-duration>
    <meta:generator>LibreOffice/5.1.6.2$Linux_X86_64 LibreOffice_project/10m0$Build-2</meta:generator>
    <meta:document-statistic meta:table-count="0" meta:image-count="0" meta:object-count="0" meta:page-count="2" meta:paragraph-count="53" meta:word-count="743" meta:character-count="4187" meta:non-whitespace-character-count="3283"/>
  </office:meta>
</office:document-meta>
</file>